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fo:font-weight="bold" style:font-weight-asian="bold" fo:font-size="18pt" style:font-size-asian="18pt" style:font-size-complex="18pt"/>
    </style:style>
    <style:style style:name="P2" style:parent-style-name="Normal" style:family="paragraph">
      <style:text-properties fo:font-size="12pt" style:font-size-asian="12pt" style:font-size-complex="12pt"/>
    </style:style>
    <style:style style:name="P3" style:parent-style-name="Normal" style:family="paragraph">
      <style:paragraph-properties fo:margin-top="0.1041in" fo:margin-bottom="0.1041in" style:line-height-at-least="0.2666in"/>
    </style:style>
    <style:style style:name="T4" style:parent-style-name="DefaultParagraphFont" style:family="text">
      <style:text-properties style:font-name-asian="Times New Roman" fo:font-weight="bold" style:font-weight-asian="bold" style:font-weight-complex="bold" fo:color="#000000" fo:font-size="12pt" style:font-size-asian="12pt" style:font-size-complex="12pt"/>
    </style:style>
    <style:style style:name="T5" style:parent-style-name="DefaultParagraphFont" style:family="text">
      <style:text-properties style:font-name-asian="Times New Roman" fo:font-weight="bold" style:font-weight-asian="bold" style:font-weight-complex="bold" fo:color="#000000" fo:font-size="12pt" style:font-size-asian="12pt" style:font-size-complex="12pt"/>
    </style:style>
    <style:style style:name="T6" style:parent-style-name="DefaultParagraphFont" style:family="text">
      <style:text-properties style:font-name-asian="Times New Roman" fo:color="#000000" fo:font-size="12pt" style:font-size-asian="12pt" style:font-size-complex="12pt"/>
    </style:style>
    <style:style style:name="T7" style:parent-style-name="DefaultParagraphFont" style:family="text">
      <style:text-properties style:font-name-asian="Times New Roman" fo:color="#000000" fo:font-size="12pt" style:font-size-asian="12pt" style:font-size-complex="12pt"/>
    </style:style>
    <style:style style:name="P8" style:parent-style-name="Normal" style:family="paragraph">
      <style:paragraph-properties fo:margin-top="0.1041in" fo:margin-bottom="0.1041in" style:line-height-at-least="0.2666in"/>
      <style:text-properties style:font-name-asian="Times New Roman" fo:font-weight="bold" style:font-weight-asian="bold" style:font-weight-complex="bold" fo:color="#000000" fo:font-size="12pt" style:font-size-asian="12pt" style:font-size-complex="12pt"/>
    </style:style>
    <style:style style:name="P9" style:parent-style-name="Normal" style:family="paragraph">
      <style:paragraph-properties fo:margin-top="0.1041in" fo:margin-bottom="0.1041in" style:line-height-at-least="0.2666in"/>
      <style:text-properties style:font-name-asian="Times New Roman" fo:font-weight="bold" style:font-weight-asian="bold" style:font-weight-complex="bold" fo:color="#000000" fo:font-size="12pt" style:font-size-asian="12pt" style:font-size-complex="12pt"/>
    </style:style>
    <style:style style:name="P10" style:parent-style-name="Normal" style:family="paragraph">
      <style:paragraph-properties fo:margin-bottom="0.1041in" style:line-height-at-least="0.2083in" fo:margin-right="-0.052in"/>
    </style:style>
    <style:style style:name="T11" style:parent-style-name="DefaultParagraphFont" style:family="text">
      <style:text-properties style:font-name-asian="Times New Roman" fo:font-weight="bold" style:font-weight-asian="bold" style:font-weight-complex="bold" fo:text-transform="uppercase" fo:font-size="12pt" style:font-size-asian="12pt" style:font-size-complex="12pt"/>
    </style:style>
    <style:style style:name="T12" style:parent-style-name="DefaultParagraphFont" style:family="text">
      <style:text-properties style:font-name-asian="Times New Roman" fo:font-weight="bold" style:font-weight-asian="bold" style:font-weight-complex="bold" fo:text-transform="uppercase" fo:font-size="12pt" style:font-size-asian="12pt" style:font-size-complex="12pt"/>
    </style:style>
    <style:style style:name="T13" style:parent-style-name="DefaultParagraphFont" style:family="text">
      <style:text-properties style:font-name-asian="Times New Roman" fo:color="#000000" fo:font-size="12pt" style:font-size-asian="12pt" style:font-size-complex="12pt"/>
    </style:style>
    <style:style style:name="T14" style:parent-style-name="DefaultParagraphFont" style:family="text">
      <style:text-properties style:font-name-asian="Times New Roman" fo:color="#000000" fo:font-size="12pt" style:font-size-asian="12pt" style:font-size-complex="12pt"/>
    </style:style>
    <style:style style:name="T15" style:parent-style-name="DefaultParagraphFont" style:family="text">
      <style:text-properties style:font-name-asian="Times New Roman" fo:color="#000000" fo:font-size="12pt" style:font-size-asian="12pt" style:font-size-complex="12pt"/>
    </style:style>
    <style:style style:name="P16" style:parent-style-name="Normal" style:family="paragraph">
      <style:paragraph-properties fo:margin-bottom="0.1041in" style:line-height-at-least="0.2083in" fo:margin-right="-0.052in"/>
    </style:style>
    <style:style style:name="T17" style:parent-style-name="DefaultParagraphFont" style:family="text">
      <style:text-properties style:font-name-asian="Times New Roman" fo:font-weight="bold" style:font-weight-asian="bold" style:font-weight-complex="bold" fo:text-transform="uppercase" fo:font-size="12pt" style:font-size-asian="12pt" style:font-size-complex="12pt"/>
    </style:style>
    <style:style style:name="T18" style:parent-style-name="DefaultParagraphFont" style:family="text">
      <style:text-properties style:font-name-asian="Times New Roman" fo:font-weight="bold" style:font-weight-asian="bold" style:font-weight-complex="bold" fo:text-transform="uppercase" fo:font-size="12pt" style:font-size-asian="12pt" style:font-size-complex="12pt"/>
    </style:style>
    <style:style style:name="T19" style:parent-style-name="DefaultParagraphFont" style:family="text">
      <style:text-properties style:font-name-asian="Times New Roman" fo:color="#000000" fo:font-size="12pt" style:font-size-asian="12pt" style:font-size-complex="12pt"/>
    </style:style>
    <style:style style:name="T20" style:parent-style-name="DefaultParagraphFont" style:family="text">
      <style:text-properties style:font-name-asian="Times New Roman" fo:color="#000000" fo:font-size="12pt" style:font-size-asian="12pt" style:font-size-complex="12pt"/>
    </style:style>
    <style:style style:name="T21" style:parent-style-name="DefaultParagraphFont" style:family="text">
      <style:text-properties style:font-name-asian="Times New Roman" fo:color="#000000" fo:font-size="12pt" style:font-size-asian="12pt" style:font-size-complex="12pt"/>
    </style:style>
    <style:style style:name="T22" style:parent-style-name="DefaultParagraphFont" style:family="text">
      <style:text-properties style:font-name-asian="Times New Roman" fo:font-weight="bold" style:font-weight-asian="bold" fo:color="#000000" fo:font-size="12pt" style:font-size-asian="12pt" style:font-size-complex="12pt"/>
    </style:style>
    <style:style style:name="T23" style:parent-style-name="DefaultParagraphFont" style:family="text">
      <style:text-properties style:font-name-asian="Times New Roman" fo:font-weight="bold" style:font-weight-asian="bold" fo:color="#000000"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Normal" style:family="paragraph">
      <style:paragraph-properties fo:margin-bottom="0.1041in" style:line-height-at-least="0.2083in" fo:margin-right="-0.052in"/>
    </style:style>
    <style:style style:name="T28" style:parent-style-name="DefaultParagraphFont" style:family="text">
      <style:text-properties style:font-name-asian="Times New Roman" fo:font-weight="bold" style:font-weight-asian="bold" style:font-weight-complex="bold" fo:text-transform="uppercase" fo:font-size="12pt" style:font-size-asian="12pt" style:font-size-complex="12pt"/>
    </style:style>
    <style:style style:name="T29" style:parent-style-name="DefaultParagraphFont" style:family="text">
      <style:text-properties style:font-name-asian="Times New Roman" fo:font-weight="bold" style:font-weight-asian="bold" style:font-weight-complex="bold" fo:text-transform="uppercase" fo:font-size="12pt" style:font-size-asian="12pt" style:font-size-complex="12pt"/>
    </style:style>
    <style:style style:name="T30" style:parent-style-name="DefaultParagraphFont" style:family="text">
      <style:text-properties style:font-name-asian="Times New Roman" fo:color="#000000" fo:font-size="12pt" style:font-size-asian="12pt" style:font-size-complex="12pt"/>
    </style:style>
    <style:style style:name="T31" style:parent-style-name="DefaultParagraphFont" style:family="text">
      <style:text-properties style:font-name-asian="Times New Roman" fo:color="#000000" fo:font-size="12pt" style:font-size-asian="12pt" style:font-size-complex="12pt"/>
    </style:style>
    <style:style style:name="T32" style:parent-style-name="DefaultParagraphFont" style:family="text">
      <style:text-properties style:font-name-asian="Times New Roman" fo:color="#000000" fo:font-size="12pt" style:font-size-asian="12pt" style:font-size-complex="12pt"/>
    </style:style>
    <style:style style:name="P33"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34" style:parent-style-name="Normal" style:family="paragraph">
      <style:paragraph-properties fo:margin-top="0.1041in" fo:margin-bottom="0.1041in" style:line-height-at-least="0.2666in"/>
    </style:style>
    <style:style style:name="T35" style:parent-style-name="DefaultParagraphFont" style:family="text">
      <style:text-properties style:font-name-asian="Times New Roman" fo:font-weight="bold" style:font-weight-asian="bold" fo:color="#000000" fo:font-size="12pt" style:font-size-asian="12pt" style:font-size-complex="12pt"/>
    </style:style>
    <style:style style:name="T36" style:parent-style-name="DefaultParagraphFont" style:family="text">
      <style:text-properties style:font-name-asian="Times New Roman" fo:font-weight="bold" style:font-weight-asian="bold" fo:color="#000000" fo:font-size="12pt" style:font-size-asian="12pt" style:font-size-complex="12pt"/>
    </style:style>
    <style:style style:name="T37" style:parent-style-name="DefaultParagraphFont" style:family="text">
      <style:text-properties style:font-name-asian="Times New Roman" fo:color="#000000" fo:font-size="12pt" style:font-size-asian="12pt" style:font-size-complex="12pt"/>
    </style:style>
    <style:style style:name="T38" style:parent-style-name="DefaultParagraphFont" style:family="text">
      <style:text-properties style:font-name-asian="Times New Roman" fo:color="#000000" fo:font-size="12pt" style:font-size-asian="12pt" style:font-size-complex="12pt"/>
    </style:style>
    <style:style style:name="T39" style:parent-style-name="DefaultParagraphFont" style:family="text">
      <style:text-properties style:font-name-asian="Times New Roman" fo:color="#000000" fo:font-size="12pt" style:font-size-asian="12pt" style:font-size-complex="12pt"/>
    </style:style>
    <style:style style:name="T40" style:parent-style-name="DefaultParagraphFont" style:family="text">
      <style:text-properties style:font-name-asian="Times New Roman" fo:color="#000000" fo:font-size="12pt" style:font-size-asian="12pt" style:font-size-complex="12pt"/>
    </style:style>
    <style:style style:name="T41" style:parent-style-name="Hyperlink" style:family="text">
      <style:text-properties style:font-name-asian="Times New Roman" fo:font-size="12pt" style:font-size-asian="12pt" style:font-size-complex="12pt"/>
    </style:style>
    <style:style style:name="T42" style:parent-style-name="Hyperlink" style:family="text">
      <style:text-properties style:font-name-asian="Times New Roman" fo:font-size="12pt" style:font-size-asian="12pt" style:font-size-complex="12pt"/>
    </style:style>
    <style:style style:name="T43" style:parent-style-name="DefaultParagraphFont" style:family="text">
      <style:text-properties style:font-name-asian="Times New Roman" fo:color="#000000" fo:font-size="12pt" style:font-size-asian="12pt" style:font-size-complex="12pt"/>
    </style:style>
    <style:style style:name="P44" style:parent-style-name="NormalWeb" style:family="paragraph">
      <style:paragraph-properties fo:margin-top="0.1041in" fo:margin-bottom="0.1041in" style:line-height-at-least="0.2666in"/>
    </style:style>
    <style:style style:name="T45" style:parent-style-name="DefaultParagraphFont" style:family="text">
      <style:text-properties style:font-name="Calibri" fo:font-weight="bold" style:font-weight-asian="bold" fo:color="#000000"/>
    </style:style>
    <style:style style:name="T46" style:parent-style-name="DefaultParagraphFont" style:family="text">
      <style:text-properties style:font-name="Calibri" fo:font-weight="bold" style:font-weight-asian="bold" fo:color="#000000"/>
    </style:style>
    <style:style style:name="T47" style:parent-style-name="DefaultParagraphFont" style:family="text">
      <style:text-properties style:font-name="Calibri" fo:color="#000000"/>
    </style:style>
    <style:style style:name="T48" style:parent-style-name="DefaultParagraphFont" style:family="text">
      <style:text-properties style:font-name="Calibri" fo:color="#000000"/>
    </style:style>
    <style:style style:name="T49" style:parent-style-name="DefaultParagraphFont" style:family="text">
      <style:text-properties style:font-name="Calibri" fo:color="#000000"/>
    </style:style>
    <style:style style:name="T50" style:parent-style-name="DefaultParagraphFont" style:family="text">
      <style:text-properties style:font-name="Calibri" fo:color="#000000"/>
    </style:style>
    <style:style style:name="T51" style:parent-style-name="DefaultParagraphFont" style:family="text">
      <style:text-properties style:font-name="Calibri" fo:color="#000000"/>
    </style:style>
    <style:style style:name="T52" style:parent-style-name="DefaultParagraphFont" style:family="text">
      <style:text-properties style:font-name="Calibri" fo:color="#000000"/>
    </style:style>
    <style:style style:name="T53" style:parent-style-name="DefaultParagraphFont" style:family="text">
      <style:text-properties style:font-name="Calibri" fo:font-weight="bold" style:font-weight-asian="bold" fo:color="#000000"/>
    </style:style>
    <style:style style:name="T54" style:parent-style-name="DefaultParagraphFont" style:family="text">
      <style:text-properties style:font-name="Calibri" fo:font-weight="bold" style:font-weight-asian="bold" fo:color="#000000"/>
    </style:style>
    <style:style style:name="T55" style:parent-style-name="DefaultParagraphFont" style:family="text">
      <style:text-properties style:font-name="Calibri" fo:font-weight="bold" style:font-weight-asian="bold" fo:color="#000000"/>
    </style:style>
    <style:style style:name="T56" style:parent-style-name="DefaultParagraphFont" style:family="text">
      <style:text-properties style:font-name="Calibri" fo:color="#000000"/>
    </style:style>
    <style:style style:name="T57" style:parent-style-name="DefaultParagraphFont" style:family="text">
      <style:text-properties style:font-name="Calibri" fo:color="#000000"/>
    </style:style>
    <style:style style:name="T58" style:parent-style-name="DefaultParagraphFont" style:family="text">
      <style:text-properties style:font-name="Calibri" fo:color="#000000"/>
    </style:style>
    <style:style style:name="T59" style:parent-style-name="DefaultParagraphFont" style:family="text">
      <style:text-properties style:font-name="Calibri" fo:color="#000000"/>
    </style:style>
    <style:style style:name="T60" style:parent-style-name="DefaultParagraphFont" style:family="text">
      <style:text-properties style:font-name="Calibri" fo:color="#000000"/>
    </style:style>
    <style:style style:name="T61" style:parent-style-name="DefaultParagraphFont" style:family="text">
      <style:text-properties style:font-name="Calibri" fo:color="#000000"/>
    </style:style>
    <style:style style:name="T62" style:parent-style-name="DefaultParagraphFont" style:family="text">
      <style:text-properties style:font-name="Calibri" fo:font-weight="bold" style:font-weight-asian="bold" fo:color="#000000"/>
    </style:style>
    <style:style style:name="T63" style:parent-style-name="DefaultParagraphFont" style:family="text">
      <style:text-properties style:font-name="Calibri" fo:font-weight="bold" style:font-weight-asian="bold" fo:color="#000000"/>
    </style:style>
    <style:style style:name="T64" style:parent-style-name="DefaultParagraphFont" style:family="text">
      <style:text-properties style:font-name="Calibri" fo:font-weight="bold" style:font-weight-asian="bold" fo:color="#000000"/>
    </style:style>
    <style:style style:name="T65" style:parent-style-name="DefaultParagraphFont" style:family="text">
      <style:text-properties style:font-name="Calibri" fo:color="#000000"/>
    </style:style>
    <style:style style:name="P66" style:parent-style-name="Normal" style:family="paragraph">
      <style:text-properties fo:font-weight="bold" style:font-weight-asian="bold" fo:font-size="18pt" style:font-size-asian="18pt" style:font-size-complex="18pt"/>
    </style:style>
    <style:style style:name="P67" style:parent-style-name="NormalWeb" style:family="paragraph">
      <style:paragraph-properties fo:margin-top="0.1041in" fo:margin-bottom="0.1041in" style:line-height-at-least="0.2666in"/>
      <style:text-properties style:font-name="Calibri" fo:color="#000000"/>
    </style:style>
    <style:style style:name="P68"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69" style:parent-style-name="NormalWeb" style:family="paragraph">
      <style:paragraph-properties fo:margin-top="0.1041in" fo:margin-bottom="0.1041in" style:line-height-at-least="0.2666in"/>
      <style:text-properties style:font-name="Calibri"/>
    </style:style>
    <style:style style:name="P70" style:parent-style-name="NormalWeb" style:family="paragraph">
      <style:paragraph-properties fo:margin-top="0.1041in" fo:margin-bottom="0.1041in" style:line-height-at-least="0.2666in"/>
      <style:text-properties style:font-name="Calibri"/>
    </style:style>
    <style:style style:name="P71" style:parent-style-name="NormalWeb" style:family="paragraph">
      <style:paragraph-properties fo:margin-top="0.1041in" fo:margin-bottom="0.1041in" style:line-height-at-least="0.2666in"/>
      <style:text-properties style:font-name="Calibri"/>
    </style:style>
    <style:style style:name="P72" style:parent-style-name="NormalWeb" style:family="paragraph">
      <style:paragraph-properties fo:margin-top="0.1041in" fo:margin-bottom="0.1041in" style:line-height-at-least="0.2666in"/>
      <style:text-properties style:font-name="Calibri"/>
    </style:style>
    <style:style style:name="P73" style:parent-style-name="NormalWeb" style:family="paragraph">
      <style:paragraph-properties fo:margin-top="0.1041in" fo:margin-bottom="0.1041in" style:line-height-at-least="0.2666in"/>
      <style:text-properties style:font-name="Calibri"/>
    </style:style>
    <style:style style:name="P74" style:parent-style-name="NormalWeb" style:family="paragraph">
      <style:paragraph-properties fo:margin-top="0.1041in" fo:margin-bottom="0.1041in" style:line-height-at-least="0.2666in"/>
      <style:text-properties style:font-name="Calibri"/>
    </style:style>
    <style:style style:name="P75" style:parent-style-name="NormalWeb" style:family="paragraph">
      <style:paragraph-properties fo:margin-top="0.1041in" fo:margin-bottom="0.1041in" style:line-height-at-least="0.2666in"/>
      <style:text-properties style:font-name="Calibri"/>
    </style:style>
    <style:style style:name="P76" style:parent-style-name="NormalWeb" style:family="paragraph">
      <style:paragraph-properties fo:margin-top="0.1041in" fo:margin-bottom="0.1041in" style:line-height-at-least="0.2666in"/>
      <style:text-properties style:font-name="Calibri"/>
    </style:style>
    <style:style style:name="P77" style:parent-style-name="NormalWeb" style:family="paragraph">
      <style:paragraph-properties fo:margin-top="0.1041in" fo:margin-bottom="0.1041in" style:line-height-at-least="0.2666in"/>
      <style:text-properties style:font-name="Calibri"/>
    </style:style>
    <style:style style:name="P78" style:parent-style-name="NormalWeb" style:family="paragraph">
      <style:paragraph-properties fo:margin-top="0.1041in" fo:margin-bottom="0.1041in" style:line-height-at-least="0.2666in"/>
      <style:text-properties style:font-name="Calibri"/>
    </style:style>
    <style:style style:name="P79"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80" style:parent-style-name="NormalWeb" style:family="paragraph">
      <style:paragraph-properties fo:margin-top="0.1041in" fo:margin-bottom="0.1041in" style:line-height-at-least="0.2666in"/>
      <style:text-properties style:font-name="Calibri"/>
    </style:style>
    <style:style style:name="P81" style:parent-style-name="NormalWeb" style:family="paragraph">
      <style:paragraph-properties fo:margin-top="0.1041in" fo:margin-bottom="0.1041in" style:line-height-at-least="0.2666in"/>
      <style:text-properties style:font-name="Calibri"/>
    </style:style>
    <style:style style:name="P82" style:parent-style-name="NormalWeb" style:family="paragraph">
      <style:paragraph-properties fo:margin-top="0.1041in" fo:margin-bottom="0.1041in" style:line-height-at-least="0.2666in"/>
      <style:text-properties style:font-name="Calibri"/>
    </style:style>
    <style:style style:name="P83"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84" style:parent-style-name="NormalWeb" style:family="paragraph">
      <style:paragraph-properties fo:margin-top="0.1041in" fo:margin-bottom="0.1041in" style:line-height-at-least="0.2666in"/>
      <style:text-properties style:font-name="Calibri"/>
    </style:style>
    <style:style style:name="P85" style:parent-style-name="NormalWeb" style:family="paragraph">
      <style:paragraph-properties fo:margin-top="0.1041in" fo:margin-bottom="0.1041in" style:line-height-at-least="0.2666in"/>
      <style:text-properties style:font-name="Calibri"/>
    </style:style>
    <style:style style:name="P86" style:parent-style-name="NormalWeb" style:family="paragraph">
      <style:paragraph-properties fo:margin-top="0.1041in" fo:margin-bottom="0.1041in" style:line-height-at-least="0.2666in"/>
      <style:text-properties style:font-name="Calibri"/>
    </style:style>
    <style:style style:name="P87" style:parent-style-name="NormalWeb" style:family="paragraph">
      <style:paragraph-properties fo:margin-top="0.1041in" fo:margin-bottom="0.1041in" style:line-height-at-least="0.2666in"/>
      <style:text-properties style:font-name="Calibri"/>
    </style:style>
    <style:style style:name="P88" style:parent-style-name="NormalWeb" style:family="paragraph">
      <style:paragraph-properties fo:margin-top="0.1041in" fo:margin-bottom="0.1041in" style:line-height-at-least="0.2666in"/>
      <style:text-properties style:font-name="Calibri"/>
    </style:style>
    <style:style style:name="P89" style:parent-style-name="NormalWeb" style:family="paragraph">
      <style:paragraph-properties fo:margin-top="0.1041in" fo:margin-bottom="0.1041in" style:line-height-at-least="0.2666in"/>
      <style:text-properties style:font-name="Calibri"/>
    </style:style>
    <style:style style:name="P90" style:parent-style-name="NormalWeb" style:family="paragraph">
      <style:paragraph-properties fo:margin-top="0.1041in" fo:margin-bottom="0.1041in" style:line-height-at-least="0.2666in"/>
      <style:text-properties style:font-name="Calibri"/>
    </style:style>
    <style:style style:name="P91" style:parent-style-name="NormalWeb" style:family="paragraph">
      <style:paragraph-properties fo:margin-top="0.1041in" fo:margin-bottom="0.1041in" style:line-height-at-least="0.2666in"/>
      <style:text-properties style:font-name="Calibri"/>
    </style:style>
    <style:style style:name="P92" style:parent-style-name="NormalWeb" style:family="paragraph">
      <style:paragraph-properties fo:margin-top="0.1041in" fo:margin-bottom="0.1041in" style:line-height-at-least="0.2666in"/>
      <style:text-properties style:font-name="Calibri" fo:font-weight="bold" style:font-weight-asian="bold" fo:color="#000000" fo:font-size="18pt" style:font-size-asian="18pt" style:font-size-complex="18pt"/>
    </style:style>
    <style:style style:name="P93" style:parent-style-name="Normal" style:family="paragraph">
      <style:text-properties fo:font-size="12pt" style:font-size-asian="12pt" style:font-size-complex="12pt"/>
    </style:style>
    <style:style style:name="P94"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95"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96"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97"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98"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99"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100" style:parent-style-name="Normal" style:family="paragraph">
      <style:paragraph-properties fo:margin-bottom="0in" fo:line-height="100%"/>
    </style:style>
    <style:style style:name="T101" style:parent-style-name="DefaultParagraphFont" style:family="text">
      <style:text-properties style:font-name-asian="Times New Roman" fo:font-size="12pt" style:font-size-asian="12pt" style:font-size-complex="12pt"/>
    </style:style>
    <style:style style:name="P102"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103"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104"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105"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106"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107" style:parent-style-name="Normal" style:family="paragraph">
      <style:paragraph-properties fo:margin-top="0.1041in" fo:margin-bottom="0.1041in" style:line-height-at-least="0.2666in"/>
      <style:text-properties style:font-name-asian="Times New Roman" fo:color="#000000"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weight="bold" style:font-weight-asian="bold" fo:font-size="18pt" style:font-size-asian="18pt" style:font-size-complex="18pt"/>
    </style:style>
    <style:style style:name="P112" style:parent-style-name="Normal" style:family="paragraph">
      <style:text-properties fo:font-size="12pt" style:font-size-asian="12pt" style:font-size-complex="12pt"/>
    </style:style>
    <style:style style:name="T113" style:parent-style-name="DefaultParagraphFont" style:family="text">
      <style:text-properties fo:font-weight="bold" style:font-weight-asian="bold"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P133" style:parent-style-name="Normal" style:family="paragraph">
      <style:text-properties fo:font-size="12pt" style:font-size-asian="12pt" style:font-size-complex="12pt"/>
    </style:style>
    <style:style style:name="T134" style:parent-style-name="DefaultParagraphFont" style:family="text">
      <style:text-properties fo:font-weight="bold" style:font-weight-asian="bold" fo:font-size="18pt" style:font-size-asian="18pt" style:font-size-complex="18pt"/>
    </style:style>
    <style:style style:name="T135" style:parent-style-name="DefaultParagraphFont" style:family="text">
      <style:text-properties fo:font-weight="bold" style:font-weight-asian="bold" fo:font-size="18pt" style:font-size-asian="18pt" style:font-size-complex="18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ize="12pt" style:font-size-asian="12pt" style:font-size-complex="12pt"/>
    </style:style>
    <style:style style:name="P141" style:parent-style-name="Normal" style:family="paragraph">
      <style:text-properties fo:font-weight="bold" style:font-weight-asian="bold"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146" style:parent-style-name="NormalWeb" style:family="paragraph">
      <style:paragraph-properties fo:margin-top="0.1041in" fo:margin-bottom="0.1041in" style:line-height-at-least="0.2666in"/>
      <style:text-properties style:font-name="Calibri"/>
    </style:style>
    <style:style style:name="P147"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148" style:parent-style-name="NormalWeb" style:family="paragraph">
      <style:paragraph-properties fo:margin-top="0.1041in" fo:margin-bottom="0.1041in" style:line-height-at-least="0.2666in"/>
      <style:text-properties style:font-name="Calibri"/>
    </style:style>
    <style:style style:name="P149"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150" style:parent-style-name="NormalWeb" style:family="paragraph">
      <style:paragraph-properties fo:margin-top="0.1041in" fo:margin-bottom="0.1041in" style:line-height-at-least="0.2666in"/>
      <style:text-properties style:font-name="Calibri"/>
    </style:style>
    <style:style style:name="P151"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152" style:parent-style-name="NormalWeb" style:family="paragraph">
      <style:paragraph-properties fo:margin-top="0.1041in" fo:margin-bottom="0.1041in" style:line-height-at-least="0.2666in"/>
      <style:text-properties style:font-name="Calibri"/>
    </style:style>
    <style:style style:name="P153"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154" style:parent-style-name="NormalWeb" style:family="paragraph">
      <style:paragraph-properties fo:margin-top="0.1041in" fo:margin-bottom="0.1041in" style:line-height-at-least="0.2666in"/>
      <style:text-properties style:font-name="Calibri"/>
    </style:style>
    <style:style style:name="P155"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156" style:parent-style-name="Heading4" style:family="paragraph">
      <style:paragraph-properties fo:margin-top="0.1041in" fo:margin-bottom="0.052in" style:line-height-at-least="0.2166in"/>
      <style:text-properties style:font-name="Calibri" fo:font-weight="bold" style:font-weight-asian="bold" fo:font-style="normal" style:font-style-asian="normal" fo:font-variant="small-caps" style:use-window-font-color="true" fo:font-size="12pt" style:font-size-asian="12pt" style:font-size-complex="12pt"/>
    </style:style>
    <style:style style:name="P157" style:parent-style-name="NormalWeb" style:family="paragraph">
      <style:paragraph-properties fo:margin-top="0.1041in" fo:margin-bottom="0.1041in" style:line-height-at-least="0.2666in"/>
    </style:style>
    <style:style style:name="T158" style:parent-style-name="DefaultParagraphFont" style:family="text">
      <style:text-properties style:font-name="Calibri"/>
    </style:style>
    <style:style style:name="T159" style:parent-style-name="DefaultParagraphFont" style:family="text">
      <style:text-properties style:font-name="Calibri"/>
    </style:style>
    <style:style style:name="T160" style:parent-style-name="DefaultParagraphFont" style:family="text">
      <style:text-properties style:font-name="Calibri"/>
    </style:style>
    <style:style style:name="T161" style:parent-style-name="DefaultParagraphFont" style:family="text">
      <style:text-properties style:font-name="Calibri"/>
    </style:style>
    <style:style style:name="T162" style:parent-style-name="DefaultParagraphFont" style:family="text">
      <style:text-properties style:font-name="Calibri" fo:color="#000000"/>
    </style:style>
    <style:style style:name="T163" style:parent-style-name="DefaultParagraphFont" style:family="text">
      <style:text-properties style:font-name="Calibri" fo:color="#000000"/>
    </style:style>
    <style:style style:name="T164" style:parent-style-name="DefaultParagraphFont" style:family="text">
      <style:text-properties style:font-name="Calibri" fo:color="#000000"/>
    </style:style>
    <style:style style:name="T165" style:parent-style-name="DefaultParagraphFont" style:family="text">
      <style:text-properties style:font-name="Calibri" fo:color="#000000"/>
    </style:style>
    <style:style style:name="T166" style:parent-style-name="DefaultParagraphFont" style:family="text">
      <style:text-properties style:font-name="Calibri" fo:color="#000000"/>
    </style:style>
    <style:style style:name="T167" style:parent-style-name="DefaultParagraphFont" style:family="text">
      <style:text-properties style:font-name="Calibri" fo:color="#000000"/>
    </style:style>
    <style:style style:name="T168" style:parent-style-name="DefaultParagraphFont" style:family="text">
      <style:text-properties style:font-name="Calibri" fo:color="#000000"/>
    </style:style>
    <style:style style:name="T169" style:parent-style-name="DefaultParagraphFont" style:family="text">
      <style:text-properties style:font-name="Calibri" fo:color="#000000"/>
    </style:style>
    <style:style style:name="T170" style:parent-style-name="DefaultParagraphFont" style:family="text">
      <style:text-properties style:font-name="Calibri" fo:color="#000000"/>
    </style:style>
    <style:style style:name="T171" style:parent-style-name="DefaultParagraphFont" style:family="text">
      <style:text-properties style:font-name="Calibri" fo:color="#000000"/>
    </style:style>
    <style:style style:name="T172" style:parent-style-name="DefaultParagraphFont" style:family="text">
      <style:text-properties style:font-name="Calibri" fo:color="#000000"/>
    </style:style>
    <style:style style:name="T173" style:parent-style-name="DefaultParagraphFont" style:family="text">
      <style:text-properties style:font-name="Calibri" fo:color="#000000"/>
    </style:style>
    <style:style style:name="T174" style:parent-style-name="DefaultParagraphFont" style:family="text">
      <style:text-properties style:font-name="Calibri" fo:color="#000000"/>
    </style:style>
    <style:style style:name="T175" style:parent-style-name="DefaultParagraphFont" style:family="text">
      <style:text-properties style:font-name="Calibri" fo:color="#000000"/>
    </style:style>
    <style:style style:name="T176" style:parent-style-name="DefaultParagraphFont" style:family="text">
      <style:text-properties style:font-name="Calibri" fo:color="#000000"/>
    </style:style>
    <style:style style:name="T177" style:parent-style-name="DefaultParagraphFont" style:family="text">
      <style:text-properties style:font-name="Calibri" fo:color="#000000"/>
    </style:style>
    <style:style style:name="T178" style:parent-style-name="DefaultParagraphFont" style:family="text">
      <style:text-properties style:font-name="Calibri" fo:color="#000000"/>
    </style:style>
    <style:style style:name="T179" style:parent-style-name="DefaultParagraphFont" style:family="text">
      <style:text-properties style:font-name="Calibri" fo:color="#000000"/>
    </style:style>
    <style:style style:name="T180" style:parent-style-name="DefaultParagraphFont" style:family="text">
      <style:text-properties style:font-name="Calibri" fo:color="#000000"/>
    </style:style>
    <style:style style:name="T181" style:parent-style-name="DefaultParagraphFont" style:family="text">
      <style:text-properties style:font-name="Calibri" fo:color="#000000"/>
    </style:style>
    <style:style style:name="P182" style:parent-style-name="Normal" style:family="paragraph">
      <style:text-properties fo:font-size="12pt" style:font-size-asian="12pt" style:font-size-complex="12pt"/>
    </style:style>
    <style:style style:name="P183" style:parent-style-name="Normal" style:family="paragraph">
      <style:text-properties fo:font-weight="bold" style:font-weight-asian="bold" fo:font-size="18pt" style:font-size-asian="18pt" style:font-size-complex="18pt"/>
    </style:style>
    <style:style style:name="P184" style:parent-style-name="NormalWeb" style:family="paragraph">
      <style:paragraph-properties fo:margin-top="0.1041in" fo:margin-bottom="0.1041in" style:line-height-at-least="0.2666in"/>
      <style:text-properties style:font-name="Calibri"/>
    </style:style>
    <style:style style:name="P185"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186" style:parent-style-name="NormalWeb" style:family="paragraph">
      <style:paragraph-properties fo:margin-top="0.1041in" fo:margin-bottom="0.1041in" style:line-height-at-least="0.2666in"/>
      <style:text-properties style:font-name="Calibri"/>
    </style:style>
    <style:style style:name="P187" style:parent-style-name="NormalWeb" style:family="paragraph">
      <style:paragraph-properties fo:margin-top="0.1041in" fo:margin-bottom="0.1041in" style:line-height-at-least="0.2666in"/>
    </style:style>
    <style:style style:name="T188" style:parent-style-name="DefaultParagraphFont" style:family="text">
      <style:text-properties style:font-name="Calibri" fo:font-weight="bold" style:font-weight-asian="bold" fo:font-size="11pt" style:font-size-asian="11pt" style:font-size-complex="11pt"/>
    </style:style>
    <style:style style:name="T189" style:parent-style-name="DefaultParagraphFont" style:family="text">
      <style:text-properties style:font-name="Calibri" fo:font-weight="bold" style:font-weight-asian="bold"/>
    </style:style>
    <style:style style:name="T190" style:parent-style-name="DefaultParagraphFont" style:family="text">
      <style:text-properties style:font-name="Calibri"/>
    </style:style>
    <style:style style:name="T191" style:parent-style-name="DefaultParagraphFont" style:family="text">
      <style:text-properties style:font-name="Calibri" fo:font-weight="bold" style:font-weight-asian="bold"/>
    </style:style>
    <style:style style:name="T192" style:parent-style-name="DefaultParagraphFont" style:family="text">
      <style:text-properties style:font-name="Calibri"/>
    </style:style>
    <style:style style:name="T193" style:parent-style-name="DefaultParagraphFont" style:family="text">
      <style:text-properties style:font-name="Calibri"/>
    </style:style>
    <style:style style:name="T194" style:parent-style-name="DefaultParagraphFont" style:family="text">
      <style:text-properties style:font-name="Calibri" fo:font-weight="bold" style:font-weight-asian="bold"/>
    </style:style>
    <style:style style:name="T195" style:parent-style-name="DefaultParagraphFont" style:family="text">
      <style:text-properties style:font-name="Calibri"/>
    </style:style>
    <style:style style:name="T196" style:parent-style-name="DefaultParagraphFont" style:family="text">
      <style:text-properties style:font-name="Calibri" fo:font-weight="bold" style:font-weight-asian="bold"/>
    </style:style>
    <style:style style:name="T197" style:parent-style-name="DefaultParagraphFont" style:family="text">
      <style:text-properties style:font-name="Calibri"/>
    </style:style>
    <style:style style:name="T198" style:parent-style-name="DefaultParagraphFont" style:family="text">
      <style:text-properties style:font-name="Calibri" fo:font-weight="bold" style:font-weight-asian="bold"/>
    </style:style>
    <style:style style:name="T199" style:parent-style-name="DefaultParagraphFont" style:family="text">
      <style:text-properties style:font-name="Calibri"/>
    </style:style>
    <style:style style:name="T200" style:parent-style-name="DefaultParagraphFont" style:family="text">
      <style:text-properties style:font-name="Calibri" fo:font-weight="bold" style:font-weight-asian="bold"/>
    </style:style>
    <style:style style:name="T201" style:parent-style-name="DefaultParagraphFont" style:family="text">
      <style:text-properties style:font-name="Calibri"/>
    </style:style>
    <style:style style:name="T202" style:parent-style-name="DefaultParagraphFont" style:family="text">
      <style:text-properties style:font-name="Calibri" fo:font-weight="bold" style:font-weight-asian="bold"/>
    </style:style>
    <style:style style:name="T203" style:parent-style-name="DefaultParagraphFont" style:family="text">
      <style:text-properties style:font-name="Calibri"/>
    </style:style>
    <style:style style:name="P204" style:parent-style-name="Heading3" style:family="paragraph">
      <style:paragraph-properties fo:margin-top="0.1562in" style:line-height-at-least="0.2291in" fo:margin-left="-0.052in">
        <style:tab-stops/>
      </style:paragraph-properties>
      <style:text-properties style:font-name="Calibri" fo:font-weight="bold" style:font-weight-asian="bold" fo:font-variant="small-caps" style:use-window-font-color="true"/>
    </style:style>
    <style:style style:name="P205" style:parent-style-name="NormalWeb" style:family="paragraph">
      <style:paragraph-properties fo:margin-top="0.1041in" fo:margin-bottom="0.1041in" style:line-height-at-least="0.2666in"/>
      <style:text-properties style:font-name="Calibri"/>
    </style:style>
    <style:style style:name="TableColumn207" style:family="table-column">
      <style:table-column-properties style:column-width="3.0118in"/>
    </style:style>
    <style:style style:name="TableColumn208" style:family="table-column">
      <style:table-column-properties style:column-width="0.2152in"/>
    </style:style>
    <style:style style:name="TableColumn209" style:family="table-column">
      <style:table-column-properties style:column-width="3.0229in"/>
    </style:style>
    <style:style style:name="Table206" style:family="table">
      <style:table-properties style:width="6.25in" fo:margin-left="0in" table:align="left"/>
    </style:style>
    <style:style style:name="TableRow210" style:family="table-row">
      <style:table-row-properties/>
    </style:style>
    <style:style style:name="TableCell211" style:family="table-cell">
      <style:table-cell-properties fo:border="none" style:writing-mode="lr-tb" fo:padding-top="0.0104in" fo:padding-left="0.0104in" fo:padding-bottom="0.0104in" fo:padding-right="0.0104in"/>
    </style:style>
    <style:style style:name="P212" style:parent-style-name="NormalWeb" style:family="paragraph">
      <style:paragraph-properties fo:margin-top="0.1041in" fo:margin-bottom="0.1041in" style:line-height-at-least="0.2666in"/>
    </style:style>
    <style:style style:name="T213" style:parent-style-name="DefaultParagraphFont" style:family="text">
      <style:text-properties style:font-name="Calibri" fo:font-weight="bold" style:font-weight-asian="bold" fo:font-size="11pt" style:font-size-asian="11pt" style:font-size-complex="11pt"/>
    </style:style>
    <style:style style:name="T214" style:parent-style-name="DefaultParagraphFont" style:family="text">
      <style:text-properties style:font-name="Calibri" fo:font-weight="bold" style:font-weight-asian="bold"/>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T217" style:parent-style-name="DefaultParagraphFont" style:family="text">
      <style:text-properties style:font-name="Calibri"/>
    </style:style>
    <style:style style:name="T218" style:parent-style-name="DefaultParagraphFont" style:family="text">
      <style:text-properties style:font-name="Calibri"/>
    </style:style>
    <style:style style:name="T219" style:parent-style-name="DefaultParagraphFont" style:family="text">
      <style:text-properties style:font-name="Calibri"/>
    </style:style>
    <style:style style:name="T220" style:parent-style-name="DefaultParagraphFont" style:family="text">
      <style:text-properties style:font-name="Calibri"/>
    </style:style>
    <style:style style:name="T221" style:parent-style-name="DefaultParagraphFont" style:family="text">
      <style:text-properties style:font-name="Calibri"/>
    </style:style>
    <style:style style:name="T222" style:parent-style-name="DefaultParagraphFont" style:family="text">
      <style:text-properties style:font-name="Calibri"/>
    </style:style>
    <style:style style:name="T223" style:parent-style-name="DefaultParagraphFont" style:family="text">
      <style:text-properties style:font-name="Calibri"/>
    </style:style>
    <style:style style:name="T224" style:parent-style-name="DefaultParagraphFont" style:family="text">
      <style:text-properties style:font-name="Calibri"/>
    </style:style>
    <style:style style:name="T225" style:parent-style-name="DefaultParagraphFont" style:family="text">
      <style:text-properties style:font-name="Calibri"/>
    </style:style>
    <style:style style:name="T226" style:parent-style-name="DefaultParagraphFont" style:family="text">
      <style:text-properties style:font-name="Calibri"/>
    </style:style>
    <style:style style:name="T227" style:parent-style-name="DefaultParagraphFont" style:family="text">
      <style:text-properties style:font-name="Calibri"/>
    </style:style>
    <style:style style:name="P228" style:parent-style-name="NormalWeb" style:family="paragraph">
      <style:paragraph-properties fo:margin-top="0.1041in" fo:margin-bottom="0.1041in" style:line-height-at-least="0.2666in"/>
    </style:style>
    <style:style style:name="T229" style:parent-style-name="DefaultParagraphFont" style:family="text">
      <style:text-properties style:font-name="Calibri" fo:font-weight="bold" style:font-weight-asian="bold"/>
    </style:style>
    <style:style style:name="T230" style:parent-style-name="DefaultParagraphFont" style:family="text">
      <style:text-properties style:font-name="Calibri" fo:font-weight="bold" style:font-weight-asian="bold"/>
    </style:style>
    <style:style style:name="T231" style:parent-style-name="DefaultParagraphFont" style:family="text">
      <style:text-properties style:font-name="Calibri"/>
    </style:style>
    <style:style style:name="T232" style:parent-style-name="DefaultParagraphFont" style:family="text">
      <style:text-properties style:font-name="Calibri" fo:font-weight="bold" style:font-weight-asian="bold"/>
    </style:style>
    <style:style style:name="T233" style:parent-style-name="DefaultParagraphFont" style:family="text">
      <style:text-properties style:font-name="Calibri"/>
    </style:style>
    <style:style style:name="TableCell234" style:family="table-cell">
      <style:table-cell-properties fo:border="none" style:writing-mode="lr-tb" style:vertical-align="middle" fo:padding-top="0.0104in" fo:padding-left="0.0104in" fo:padding-bottom="0.0104in" fo:padding-right="0.0104in"/>
    </style:style>
    <style:style style:name="P235" style:parent-style-name="Normal" style:family="paragraph">
      <style:paragraph-properties style:line-height-at-least="0.2291in"/>
      <style:text-properties fo:font-size="12pt" style:font-size-asian="12pt" style:font-size-complex="12pt"/>
    </style:style>
    <style:style style:name="TableCell236" style:family="table-cell">
      <style:table-cell-properties fo:border="none" style:writing-mode="lr-tb" fo:padding-top="0.0104in" fo:padding-left="0.0104in" fo:padding-bottom="0.0104in" fo:padding-right="0.0104in"/>
    </style:style>
    <style:style style:name="P237" style:parent-style-name="NormalWeb" style:family="paragraph">
      <style:paragraph-properties fo:margin-top="0.1041in" fo:margin-bottom="0.1041in" style:line-height-at-least="0.2666in"/>
      <style:text-properties style:font-name="Calibri"/>
    </style:style>
    <style:style style:name="P238" style:parent-style-name="Normal" style:family="paragraph">
      <style:text-properties fo:font-style="italic" style:font-style-asian="italic" text:display="none" fo:font-size="12pt" style:font-size-asian="12pt" style:font-size-complex="12pt"/>
    </style:style>
    <style:style style:name="P239" style:parent-style-name="NormalWeb" style:family="paragraph">
      <style:paragraph-properties fo:margin-top="0.1041in" fo:margin-bottom="0.1041in" style:line-height-at-least="0.2666in"/>
      <style:text-properties style:font-name="Calibri" fo:font-style="italic" style:font-style-asian="italic" fo:color="#000000"/>
    </style:style>
    <style:style style:name="P240" style:parent-style-name="NormalWeb" style:family="paragraph">
      <style:paragraph-properties fo:margin-top="0.1041in" fo:margin-bottom="0.1041in" style:line-height-at-least="0.2666in"/>
      <style:text-properties style:font-name="Calibri" fo:font-style="italic" style:font-style-asian="italic" fo:color="#000000"/>
    </style:style>
    <style:style style:name="P241" style:parent-style-name="Normal" style:family="paragraph">
      <style:text-properties fo:font-size="12pt" style:font-size-asian="12pt" style:font-size-complex="12pt"/>
    </style:style>
    <style:style style:name="P242" style:parent-style-name="NormalWeb" style:family="paragraph">
      <style:paragraph-properties fo:margin-top="0.1041in" fo:margin-bottom="0.1041in" style:line-height-at-least="0.2666in"/>
      <style:text-properties style:font-name="Calibri" fo:color="#000000"/>
    </style:style>
    <style:style style:name="P243" style:parent-style-name="NormalWeb" style:family="paragraph">
      <style:paragraph-properties fo:margin-top="0.1041in" fo:margin-bottom="0.1041in" style:line-height-at-least="0.2666in"/>
      <style:text-properties style:font-name="Calibri" fo:font-weight="bold" style:font-weight-asian="bold" fo:color="#000000" fo:font-size="18pt" style:font-size-asian="18pt" style:font-size-complex="18pt"/>
    </style:style>
    <style:style style:name="P244" style:parent-style-name="NormalWeb" style:family="paragraph">
      <style:paragraph-properties fo:margin-top="0.1041in" fo:margin-bottom="0.1041in" style:line-height-at-least="0.2666in"/>
    </style:style>
    <style:style style:name="T245" style:parent-style-name="DefaultParagraphFont" style:family="text">
      <style:text-properties style:font-name="Helvetica" fo:color="#1D2129" fo:font-size="10.5pt" style:font-size-asian="10.5pt" style:font-size-complex="10.5pt" fo:background-color="#FFFFFF"/>
    </style:style>
    <style:style style:name="T246" style:parent-style-name="DefaultParagraphFont" style:family="text">
      <style:text-properties style:font-name="Helvetica" fo:color="#1D2129" fo:font-size="10.5pt" style:font-size-asian="10.5pt" style:font-size-complex="10.5pt" fo:background-color="#FFFFFF"/>
    </style:style>
    <style:style style:name="T247" style:parent-style-name="DefaultParagraphFont" style:family="text">
      <style:text-properties style:font-name="Helvetica" fo:color="#1D2129" fo:font-size="10.5pt" style:font-size-asian="10.5pt" style:font-size-complex="10.5pt" fo:background-color="#FFFFFF"/>
    </style:style>
    <style:style style:name="P248" style:parent-style-name="Normal" style:family="paragraph">
      <style:paragraph-properties fo:margin-top="0.1041in" fo:margin-bottom="0.1041in" style:line-height-at-least="0.2666in"/>
    </style:style>
    <style:style style:name="T249" style:parent-style-name="DefaultParagraphFont" style:family="text">
      <style:text-properties style:font-name-asian="Times New Roman" fo:font-weight="bold" style:font-weight-asian="bold" fo:color="#000000" fo:font-size="12pt" style:font-size-asian="12pt" style:font-size-complex="12pt"/>
    </style:style>
    <style:style style:name="T250" style:parent-style-name="DefaultParagraphFont" style:family="text">
      <style:text-properties style:font-name-asian="Times New Roman" fo:font-weight="bold" style:font-weight-asian="bold" fo:color="#000000" fo:font-size="12pt" style:font-size-asian="12pt" style:font-size-complex="12pt"/>
    </style:style>
    <style:style style:name="T251" style:parent-style-name="DefaultParagraphFont" style:family="text">
      <style:text-properties style:font-name-asian="Times New Roman" fo:color="#000000" fo:font-size="12pt" style:font-size-asian="12pt" style:font-size-complex="12pt"/>
    </style:style>
    <style:style style:name="T252" style:parent-style-name="DefaultParagraphFont" style:family="text">
      <style:text-properties style:font-name-asian="Times New Roman" fo:color="#000000" fo:font-size="12pt" style:font-size-asian="12pt" style:font-size-complex="12pt"/>
    </style:style>
    <style:style style:name="T253" style:parent-style-name="DefaultParagraphFont" style:family="text">
      <style:text-properties style:font-name-asian="Times New Roman" fo:color="#000000" fo:font-size="12pt" style:font-size-asian="12pt" style:font-size-complex="12pt"/>
    </style:style>
    <style:style style:name="T254" style:parent-style-name="DefaultParagraphFont" style:family="text">
      <style:text-properties style:font-name-asian="Times New Roman" fo:color="#000000" fo:font-size="12pt" style:font-size-asian="12pt" style:font-size-complex="12pt"/>
    </style:style>
    <style:style style:name="T255" style:parent-style-name="Hyperlink" style:family="text">
      <style:text-properties style:font-name-asian="Times New Roman" fo:font-size="12pt" style:font-size-asian="12pt" style:font-size-complex="12pt"/>
    </style:style>
    <style:style style:name="P256" style:parent-style-name="NormalWeb" style:family="paragraph">
      <style:paragraph-properties fo:margin-top="0.1041in" fo:margin-bottom="0.1041in" style:line-height-at-least="0.2666in"/>
    </style:style>
    <style:style style:name="T257" style:parent-style-name="DefaultParagraphFont" style:family="text">
      <style:text-properties style:font-name="Calibri" fo:font-weight="bold" style:font-weight-asian="bold" fo:color="#000000"/>
    </style:style>
    <style:style style:name="T258" style:parent-style-name="DefaultParagraphFont" style:family="text">
      <style:text-properties style:font-name="Calibri" fo:font-weight="bold" style:font-weight-asian="bold" fo:color="#000000"/>
    </style:style>
    <style:style style:name="T259" style:parent-style-name="DefaultParagraphFont" style:family="text">
      <style:text-properties style:font-name="Calibri" fo:color="#000000"/>
    </style:style>
    <style:style style:name="T260" style:parent-style-name="DefaultParagraphFont" style:family="text">
      <style:text-properties style:font-name="Calibri" fo:color="#000000"/>
    </style:style>
    <style:style style:name="T261" style:parent-style-name="DefaultParagraphFont" style:family="text">
      <style:text-properties style:font-name="Calibri" fo:color="#000000"/>
    </style:style>
    <style:style style:name="T262" style:parent-style-name="DefaultParagraphFont" style:family="text">
      <style:text-properties style:font-name="Calibri" fo:color="#000000"/>
    </style:style>
    <style:style style:name="T263" style:parent-style-name="DefaultParagraphFont" style:family="text">
      <style:text-properties style:font-name="Calibri" fo:color="#000000"/>
    </style:style>
    <style:style style:name="T264" style:parent-style-name="DefaultParagraphFont" style:family="text">
      <style:text-properties style:font-name="Calibri" fo:color="#000000"/>
    </style:style>
    <style:style style:name="T265" style:parent-style-name="DefaultParagraphFont" style:family="text">
      <style:text-properties style:font-name="Calibri" fo:font-weight="bold" style:font-weight-asian="bold" fo:color="#000000"/>
    </style:style>
    <style:style style:name="T266" style:parent-style-name="DefaultParagraphFont" style:family="text">
      <style:text-properties style:font-name="Calibri" fo:font-weight="bold" style:font-weight-asian="bold" fo:color="#000000"/>
    </style:style>
    <style:style style:name="T267" style:parent-style-name="DefaultParagraphFont" style:family="text">
      <style:text-properties style:font-name="Calibri" fo:font-weight="bold" style:font-weight-asian="bold" fo:color="#000000"/>
    </style:style>
    <style:style style:name="T268" style:parent-style-name="DefaultParagraphFont" style:family="text">
      <style:text-properties style:font-name="Calibri" fo:color="#000000"/>
    </style:style>
    <style:style style:name="T269" style:parent-style-name="DefaultParagraphFont" style:family="text">
      <style:text-properties style:font-name="Calibri" fo:color="#000000"/>
    </style:style>
    <style:style style:name="T270" style:parent-style-name="DefaultParagraphFont" style:family="text">
      <style:text-properties style:font-name="Calibri" fo:color="#000000"/>
    </style:style>
    <style:style style:name="T271" style:parent-style-name="DefaultParagraphFont" style:family="text">
      <style:text-properties style:font-name="Calibri" fo:color="#000000"/>
    </style:style>
    <style:style style:name="T272" style:parent-style-name="DefaultParagraphFont" style:family="text">
      <style:text-properties style:font-name="Calibri" fo:color="#000000"/>
    </style:style>
    <style:style style:name="T273" style:parent-style-name="DefaultParagraphFont" style:family="text">
      <style:text-properties style:font-name="Calibri" fo:color="#000000"/>
    </style:style>
    <style:style style:name="T274" style:parent-style-name="DefaultParagraphFont" style:family="text">
      <style:text-properties style:font-name="Calibri" fo:font-weight="bold" style:font-weight-asian="bold" fo:color="#000000"/>
    </style:style>
    <style:style style:name="T275" style:parent-style-name="DefaultParagraphFont" style:family="text">
      <style:text-properties style:font-name="Calibri" fo:font-weight="bold" style:font-weight-asian="bold" fo:color="#000000"/>
    </style:style>
    <style:style style:name="T276" style:parent-style-name="DefaultParagraphFont" style:family="text">
      <style:text-properties style:font-name="Calibri" fo:font-weight="bold" style:font-weight-asian="bold" fo:color="#000000"/>
    </style:style>
    <style:style style:name="T277" style:parent-style-name="DefaultParagraphFont" style:family="text">
      <style:text-properties style:font-name="Calibri" fo:color="#000000"/>
    </style:style>
    <style:style style:family="graphic" style:name="a0">
      <style:graphic-properties draw:fill="solid" draw:fill-color="#000000" draw:opacity="100%" draw:stroke="none"/>
    </style:style>
  </office:automatic-styles>
  <office:body>
    <office:text text:use-soft-page-breaks="true">
      <text:p text:style-name="P1">Homepage</text:p>
      <text:p text:style-name="P2">Enjoy a Relaxing &amp; Unforgettable Salon Experience at Exotic Tanning &amp; Hair Care!</text:p>
      <text:p text:style-name="P3"><text:span text:style-name="T4">Exotic Tanning &amp; Hair Care</text:span><text:span text:style-name="T5"><text:s/>in Plymouth, Wisconsin</text:span><text:span text:style-name="T6"> is a full service salon and spa fully committed to providing<text:s/></text:span><text:span text:style-name="T7">you with exceptional service. Our professional team is continuously educated to provide you with high quality service and experience.</text:span></text:p>
      <text:p text:style-name="P8">Call (920) 892-4600 to schedule your appointment.</text:p>
      <text:p text:style-name="P9"/>
      <text:p text:style-name="P10"><text:span text:style-name="T11">HAIR CUTTING AND STYLING</text:span><text:span text:style-name="T12"><text:line-break/></text:span><text:span text:style-name="T13">We cut, color and style men's, women's and chi</text:span><text:span text:style-name="T14">ldren's hair. Our services include shampoo, style, perms, relaxing, colors, deep conditioning, updos, highlights and low lights.</text:span><text:span text:style-name="T15"><text:line-break/></text:span></text:p>
      <text:p text:style-name="P16"><text:span text:style-name="T17">TANNING BEDS AND SPRAY TANS</text:span><text:span text:style-name="T18"><text:line-break/></text:span><text:span text:style-name="T19">The choice is yours. We have 4 top-of-the-line tanning beds in which you lay down and one tanning<text:s/></text:span><text:span text:style-name="T20">bed in which you stand. Our tanning bed suites offer 4 exotic destination themes. We also have spray tans for those in a hurry. Check out our package deals!</text:span><text:span text:style-name="T21"><text:line-break/></text:span></text:p>
      <text:p text:style-name="Normal"><text:span text:style-name="T22">Manicures &amp; Pedicures</text:span><text:span text:style-name="T23"><text:line-break/></text:span><text:span text:style-name="T24">Take an afternoon to enjoy a manicure, pedicure, acrylic set, or French poli</text:span><text:span text:style-name="T25">sh! We can give you beautiful color choices and will treat you to a professional experience using top-of-the-line tools.<text:s/></text:span><text:span text:style-name="T26"><text:line-break/></text:span></text:p>
      <text:p text:style-name="P27"><text:span text:style-name="T28">SPA SERVICES</text:span><text:span text:style-name="T29"><text:line-break/></text:span><text:span text:style-name="T30">Body waxing, massages, waxing, manicure</text:span><text:span text:style-name="T31">s, and ear candling. Exotic Tanning &amp; Hair Care</text:span><text:span text:style-name="T32"><text:s/>uses the finest products around.</text:span></text:p>
      <text:p text:style-name="P33">Book your appointment with us today. Or, purchase an afternoon of relaxation for yourself, or a friend, with a gift card.<text:s/></text:p>
      <text:p text:style-name="P34"><text:span text:style-name="T35">Contact us</text:span><text:span text:style-name="T36"><text:line-break/></text:span><text:span text:style-name="T37">W5136 Cty Road O, Plymouth, WI 53073</text:span><text:span text:style-name="T38"><text:line-break/></text:span><text:span text:style-name="T39">920-892-4600</text:span><text:span text:style-name="T40"><text:line-break/></text:span><text:a xlink:href="mailto:exoctictansandspa@hotmail.com" office:target-frame-name="_top" xlink:show="replace"><text:span text:style-name="T41">exoctictansandspa@hotmail.</text:span><text:span text:style-name="T42">com</text:span></text:a><text:span text:style-name="T43"><text:line-break/></text:span></text:p>
      <text:p text:style-name="P44"><text:span text:style-name="T45">Summer Hours</text:span><text:span text:style-name="T46"><text:line-break/></text:span><text:span text:style-name="T47">M-Th: 7am-8pm</text:span><text:span text:style-name="T48"><text:line-break/></text:span><text:soft-page-break/><text:span text:style-name="T49">Fri: 7am-5pm</text:span><text:span text:style-name="T50"><text:line-break/></text:span><text:span text:style-name="T51">Sat: 8am-12pm</text:span><text:span text:style-name="T52"><text:line-break/></text:span><text:span text:style-name="T53"><text:line-break/></text:span><text:span text:style-name="T54">Winter Hours</text:span><text:span text:style-name="T55"><text:line-break/></text:span><text:span text:style-name="T56">M-Th: 7am-8pm</text:span><text:span text:style-name="T57"><text:line-break/></text:span><text:span text:style-name="T58">Fri: 7am-5pm</text:span><text:span text:style-name="T59"><text:line-break/></text:span><text:span text:style-name="T60">Sat: 9am-2pm</text:span><text:span text:style-name="T61"><text:line-break/></text:span><text:span text:style-name="T62"><text:line-break/></text:span><text:span text:style-name="T63">Sundays (January-May)</text:span><text:span text:style-name="T64"><text:line-break/></text:span><text:span text:style-name="T65">Sun: 10am-2pm</text:span></text:p>
      <text:p text:style-name="Normal"/>
      <text:p text:style-name="P66">Hair</text:p>
      <text:p text:style-name="P67">At Exotic<text:s/>Tanning &amp; Hair Care, we cut, color and style men's, women's and children's hair. Call for an<text:s/>appointment today at (920) 892-4600.</text:p>
      <text:h text:style-name="P68" text:outline-level="3">Cut &amp; Style</text:h>
      <text:p text:style-name="P69">Shampoo, Cut &amp; Style - $26</text:p>
      <text:p text:style-name="P70">Kids' Cuts - 12 and under - $10</text:p>
      <text:p text:style-name="P71">Bang Trim - $6</text:p>
      <text:p text:style-name="P72">Shampoo and Style - $21</text:p>
      <text:p text:style-name="P73">Deep Condition Treatment - $26</text:p>
      <text:p text:style-name="P74">Updo or Special Occasion Style - $45+</text:p>
      <text:p text:style-name="P75">Perms - $61+</text:p>
      <text:p text:style-name="P76">Partial Perm &amp; Cut - $46</text:p>
      <text:p text:style-name="P77">Spiral Perm - $86+</text:p>
      <text:p text:style-name="P78">Brazilian Blowout - $200<text:line-break/></text:p>
      <text:soft-page-break/>
      <text:h text:style-name="P79" text:outline-level="3">Men's Services</text:h>
      <text:p text:style-name="P80">Haircut and Style - $15</text:p>
      <text:p text:style-name="P81">Color and Cut - $35</text:p>
      <text:p text:style-name="P82">Buzz Cut - $10</text:p>
      <text:h text:style-name="P83" text:outline-level="3">Hair Coloring</text:h>
      <text:p text:style-name="P84">Single Process Color - $51+</text:p>
      <text:p text:style-name="P85">Single Process Color with Cut - $61+</text:p>
      <text:p text:style-name="P86">Retouch (color only) - $43</text:p>
      <text:p text:style-name="P87">Retouch with Cut - $53</text:p>
      <text:p text:style-name="P88">Two-Dimensional Color - $86+</text:p>
      <text:p text:style-name="P89">Highlights/Lowlights with Cut - $76+</text:p>
      <text:p text:style-name="P90"/>
      <text:p text:style-name="P91"/>
      <text:p text:style-name="P92">Nails</text:p>
      <text:p text:style-name="P93">Achieve beautiful nails with a manicure, pedicure, acrylic set, or French polish! All you have to do is sit down, relax, and choose a color. Call us for an appointment today at 920 892-4600.</text:p>
      <text:p text:style-name="P94">Manicure - $24</text:p>
      <text:p text:style-name="P95">Mini Manicure - $18</text:p>
      <text:p text:style-name="P96">Kids Manicure - $11</text:p>
      <text:p text:style-name="P97">UV Manicure - $20</text:p>
      <text:p text:style-name="P98">UV Manicure plus soak off - $26</text:p>
      <text:p text:style-name="P99">French polish - Add $5</text:p>
      <text:p text:style-name="P100"><text:span text:style-name="T101"><draw:custom-shape svg:x="0in" svg:y="0in" svg:width="45.51042in" svg:height="0.00139in" draw:id="id0" draw:style-name="a0" draw:name="Horizontal Line 3" text:anchor-type="as-char"><svg:title/><svg:desc/><draw:enhanced-geometry draw:type="non-primitive" svg:viewBox="0 0 21600 21600" draw:enhanced-path="M 0 0 L 21600 0 21600 21600 0 21600 Z N"/></draw:custom-shape></text:span></text:p>
      <text:p text:style-name="P102">Pedicure - $35</text:p>
      <text:p text:style-name="P103">Pedi &amp; Mani - $45</text:p>
      <text:soft-page-break/>
      <text:p text:style-name="P104">Acrylic full Set - $56</text:p>
      <text:p text:style-name="P105">2 week fill - $26</text:p>
      <text:p text:style-name="P106">3 week fill - $31</text:p>
      <text:p text:style-name="P107">Backfill - $36</text:p>
      <text:p text:style-name="P108"/>
      <text:p text:style-name="P109"/>
      <text:p text:style-name="P110"/>
      <text:p text:style-name="P111">Spa</text:p>
      <text:p text:style-name="P112">When it’s<text:s/>time to enjoy some serious relaxation, ask us about our spa services. Call for an appointment today at 920 892-4600.</text:p>
      <text:p text:style-name="Normal"><text:span text:style-name="T113">Body Waxing</text:span><text:span text:style-name="T114"><text:line-break/></text:span><text:span text:style-name="T115">Underarms - $21</text:span><text:span text:style-name="T116"><text:line-break/></text:span><text:span text:style-name="T117">Arm Half to Elbow - $20</text:span><text:span text:style-name="T118"><text:line-break/></text:span><text:span text:style-name="T119">Arm Full - $40</text:span><text:span text:style-name="T120"><text:line-break/></text:span><text:span text:style-name="T121">Legs Half - $35</text:span><text:span text:style-name="T122"><text:line-break/></text:span><text:span text:style-name="T123">Legs Full - $60</text:span><text:span text:style-name="T124"><text:line-break/></text:span><text:span text:style-name="T125">Brows/shaping- $10</text:span><text:span text:style-name="T126"><text:line-break/></text:span><text:span text:style-name="T127">Lip Wax $8</text:span><text:span text:style-name="T128"><text:line-break/></text:span><text:span text:style-name="T129">Chin $10</text:span><text:span text:style-name="T130"><text:line-break/></text:span><text:span text:style-name="T131">B</text:span><text:span text:style-name="T132">row and Lip Combo - $15</text:span></text:p>
      <text:p text:style-name="P133"/>
      <text:p text:style-name="Normal"><text:span text:style-name="T134">Massage</text:span><text:span text:style-name="T135"><text:line-break/></text:span><text:span text:style-name="T136">The beneﬁts of a massage include stress reduction, headache/migraine reduction, a boost to your immune system, fatigue reduction, improve posture, and muscle ache reduction. (A 24-hour notice is required for all cancellatio</text:span><text:span text:style-name="T137">ns or your will be charged for your scheduled service.)<text:s/></text:span><text:span text:style-name="T138"><text:line-break/></text:span><text:span text:style-name="T139"><text:line-break/></text:span><text:span text:style-name="T140">Call for an appointment today at (920) 892-4600.</text:span></text:p>
      <text:p text:style-name="P141">Pricing</text:p>
      <text:p text:style-name="P142">30 minutes - $35<text:line-break/>60 minutes - $60<text:line-break/>90 minutes - $85</text:p>
      <text:p text:style-name="P143">Seniors (62 and older) - $45<text:line-break/>Deep Tissue Massage – add $10<text:line-break/><text:soft-page-break/>Hot Stone Massage - $75<text:line-break/>Sports<text:s/>Massage - $70<text:line-break/>Pre-natal Massage - $60<text:line-break/>Lymphatic Massage - $60<text:line-break/>Emotional Release Sound Therapy - $60 (3 for $150)<text:line-break/>Ear Candling - $30</text:p>
      <text:p text:style-name="P144"/>
      <text:h text:style-name="P145" text:outline-level="3">CHAIR MASSAGE</text:h>
      <text:p text:style-name="P146">Studies have shown that the brain begins to recharge in just a few minutes, with just the right touch, tired<text:s/>muscles feel rejuvenated right away.<text:line-break/>$1.00 per minute</text:p>
      <text:h text:style-name="P147" text:outline-level="3">THERAPEUTIC MASSAGE</text:h>
      <text:p text:style-name="P148">You will have a personal consultation with a massage therapist who will customize your massage using different therapeutic approaches or modalities to address your specific needs. A<text:s/>variety of techniques may be used to help aid your body in the healing process and promote relaxation and well-being.</text:p>
      <text:h text:style-name="P149" text:outline-level="3">HOT STONE MASSAGE</text:h>
      <text:p text:style-name="P150">Stone massage is a style of massage therapy in which water-treated stones are placed at specific sites on the body to promote relaxation. Muscles are pretreated with heated stones to allow the therapist to perform deep tissue manipulations. Cold stones are sometimes used alternately with hot stones. Massage oils are usually incorporated into treatment.</text:p>
      <text:h text:style-name="P151" text:outline-level="3">RELAXATION MASSAGE</text:h>
      <text:p text:style-name="P152">This is a smooth, gentle style of mix designed to improve circulation, increase ROM, relieve minor muscle aches and promote overall relaxation. Everyone deserves a moment of rest and relaxation.</text:p>
      <text:h text:style-name="P153" text:outline-level="3">SPORTS MASSAGE</text:h>
      <text:p text:style-name="P154">Invigorate your mind and body with this integrative massage. If you like a firmer pressure and a faster tempo, this is the massage for you. Sports massage uses many different modalities.</text:p>
      <text:h text:style-name="P155" text:outline-level="3"><text:bookmark-start text:name="erst"/><text:bookmark-end text:name="erst"/><text:soft-page-break/>EMOTIONAL RELEASE SOUND THERAPY (ERST)</text:h>
      <text:h text:style-name="P156" text:outline-level="4">ERST Can Help:</text:h>
      <text:p text:style-name="P157"><text:span text:style-name="T158">Relationship Issues</text:span><text:span text:style-name="T159"><text:line-break/></text:span><text:span text:style-name="T160">Anxiety</text:span><text:span text:style-name="T161"><text:line-break/></text:span><text:span text:style-name="T162">Depression</text:span><text:span text:style-name="T163"><text:line-break/></text:span><text:span text:style-name="T164">Anger</text:span><text:span text:style-name="T165"><text:line-break/></text:span><text:span text:style-name="T166">Hopelessness</text:span><text:span text:style-name="T167"><text:line-break/></text:span><text:span text:style-name="T168">Stres</text:span><text:span text:style-name="T169">s</text:span><text:span text:style-name="T170"><text:line-break/></text:span><text:span text:style-name="T171">Grief or Loss</text:span><text:span text:style-name="T172"><text:line-break/></text:span><text:span text:style-name="T173">Addictions</text:span><text:span text:style-name="T174"><text:line-break/></text:span><text:span text:style-name="T175">Weight Issues</text:span><text:span text:style-name="T176"><text:line-break/></text:span><text:span text:style-name="T177">Job Loss / Unemployment</text:span><text:span text:style-name="T178"><text:line-break/></text:span><text:span text:style-name="T179">Hurt or Upset</text:span><text:span text:style-name="T180"><text:line-break/></text:span><text:span text:style-name="T181">Fears &amp; Phobias</text:span></text:p>
      <text:p text:style-name="P182"/>
      <text:p text:style-name="P183">Tanning</text:p>
      <text:p text:style-name="P184">Exotic Tanning &amp; Hair Care<text:s/>has 4 top-of-the-line tanning beds in which you lay down and one tanning bed in which you stand. Our tanning bed suites offer 5 fun themes to select from.</text:p>
      <text:h text:style-name="P185" text:outline-level="3">Spray Tan</text:h>
      <text:p text:style-name="P186">Our fully automatic spray tan uses Norvelle Spray Tanning, which sprays for 6 seconds. After the spray tan is applied, it takes about 10 minutes to buff your tan in. See package rates below.</text:p>
      <text:p text:style-name="P187"><text:span text:style-name="T188">SILVER BED</text:span><text:span text:style-name="T189"><text:line-break/></text:span><text:span text:style-name="T190">1 Tan - $6.00</text:span><text:span text:style-name="T191"><text:line-break/></text:span><text:span text:style-name="T192">5 Tans -</text:span><text:span text:style-name="T193"><text:s/>$25.00</text:span><text:span text:style-name="T194"><text:line-break/></text:span><text:span text:style-name="T195">10 Tans - $46.00</text:span><text:span text:style-name="T196"><text:line-break/></text:span><text:span text:style-name="T197">120 Minutes - $46.00</text:span><text:span text:style-name="T198"><text:line-break/></text:span><text:span text:style-name="T199">240 Minutes - $81.00</text:span><text:span text:style-name="T200"><text:line-break/></text:span><text:span text:style-name="T201">Unlimited 30 Days - $26.00</text:span><text:span text:style-name="T202"><text:line-break/></text:span><text:span text:style-name="T203">Unlimited 90 Days - $76.00</text:span></text:p>
      <text:soft-page-break/>
      <text:h text:style-name="P204" text:outline-level="3">Gold Bed</text:h>
      <text:p text:style-name="P205">1 Tan - $10.00<text:line-break/>3 Tans - $26.00<text:line-break/>6 Tans - $51.00<text:line-break/>10 Tans - $86.00<text:line-break/>50 Minutes - $51.00<text:line-break/>100 Minutes - $96.00<text:line-break/>Unlimited 30 Days - $51.00<text:line-break/>Unlimited 90 Day – 151.00</text:p>
      <table:table table:style-name="Table206">
        <table:table-columns>
          <table:table-column table:style-name="TableColumn207"/>
          <table:table-column table:style-name="TableColumn208"/>
          <table:table-column table:style-name="TableColumn209"/>
        </table:table-columns>
        <table:table-row table:style-name="TableRow210">
          <table:table-cell table:style-name="TableCell211">
            <text:p text:style-name="P212"><text:span text:style-name="T213">PLATINUM BED</text:span><text:span text:style-name="T214"><text:line-break/></text:span><text:span text:style-name="T215">1 Tan - $11</text:span><text:span text:style-name="T216"><text:line-break/></text:span><text:span text:style-name="T217">3 Tans - $29</text:span><text:span text:style-name="T218"><text:line-break/></text:span><text:span text:style-name="T219">6 Tans - $55</text:span><text:span text:style-name="T220"><text:line-break/></text:span><text:span text:style-name="T221">60 minutes - $61</text:span><text:span text:style-name="T222"><text:line-break/></text:span><text:span text:style-name="T223">120 minutes - $121</text:span><text:span text:style-name="T224"><text:line-break/></text:span><text:span text:style-name="T225">Unlimited 30 Days - $56</text:span><text:span text:style-name="T226"><text:line-break/></text:span><text:span text:style-name="T227">Unlimited 90 Days - $166</text:span></text:p>
            <text:p text:style-name="P228"><text:span text:style-name="T229">AIR BRUSH TANNING</text:span><text:span text:style-name="T230"><text:line-break/></text:span><text:span text:style-name="T231">Cocoa bronze - $35</text:span><text:span text:style-name="T232"><text:line-break/></text:span><text:span text:style-name="T233">Face only - $10.00</text:span></text:p>
          </table:table-cell>
          <table:table-cell table:style-name="TableCell234">
            <text:p text:style-name="P235"> </text:p>
          </table:table-cell>
          <table:table-cell table:style-name="TableCell236">
            <text:p text:style-name="P237"/>
          </table:table-cell>
        </table:table-row>
      </table:table>
      <text:p text:style-name="P238"/>
      <text:p text:style-name="P239">* $3 No Show Fee — Fee is<text:s/>applied if appointment is not cancelled two hours in advance.</text:p>
      <text:p text:style-name="P240">A 10% federal tax is not included in the above quoted prices.</text:p>
      <text:p text:style-name="P241"/>
      <text:p text:style-name="P242"/>
      <text:p text:style-name="P243">Contact Us</text:p>
      <text:p text:style-name="P244"><text:span text:style-name="T245">At Exotic Tanning &amp; Hair Care</text:span><text:span text:style-name="T246">, we strive to make your salon experience relaxing and unforgettable all so that you can leave<text:s/></text:span><text:span text:style-name="T247">here looking and feel amazing. We are a full service salon offering hair, nails, tanning, massage, and body waxing services. Just give us a call, or book online, to make your next appointment with us today.<text:s/></text:span></text:p>
      <text:soft-page-break/>
      <text:p text:style-name="P248"><text:span text:style-name="T249">Contact Us</text:span><text:span text:style-name="T250"><text:line-break/></text:span><text:span text:style-name="T251">W5136 Cty Road O, Plymouth, WI 53073</text:span><text:span text:style-name="T252"><text:line-break/></text:span><text:span text:style-name="T253">920-892-4600</text:span><text:span text:style-name="T254"><text:line-break/></text:span><text:a xlink:href="mailto:exoctictansandspa@hotmail.com" office:target-frame-name="_top" xlink:show="replace"><text:span text:style-name="T255">exoctictansandspa@hotmail.com</text:span></text:a></text:p>
      <text:p text:style-name="P256"><text:span text:style-name="T257">Summer Hours</text:span><text:span text:style-name="T258"><text:line-break/></text:span><text:span text:style-name="T259">M-Th: 7am-8pm</text:span><text:span text:style-name="T260"><text:line-break/></text:span><text:span text:style-name="T261">Fri: 7am-5pm</text:span><text:span text:style-name="T262"><text:line-break/></text:span><text:span text:style-name="T263">Sat: 8am-12pm</text:span><text:span text:style-name="T264"><text:line-break/></text:span><text:span text:style-name="T265"><text:line-break/></text:span><text:span text:style-name="T266">Winter Hours</text:span><text:span text:style-name="T267"><text:line-break/></text:span><text:span text:style-name="T268">M-Th: 7am-8pm</text:span><text:span text:style-name="T269"><text:line-break/></text:span><text:span text:style-name="T270">Fri: 7am-5pm</text:span><text:span text:style-name="T271"><text:line-break/></text:span><text:span text:style-name="T272">Sat: 9am-2pm</text:span><text:span text:style-name="T273"><text:line-break/></text:span><text:span text:style-name="T274"><text:line-break/></text:span><text:span text:style-name="T275">Sundays (January-May)</text:span><text:span text:style-name="T276"><text:line-break/></text:span><text:span text:style-name="T277">Sun: 10am-2p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special" style:display-name="special"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text_exposed_show" style:display-name="text_exposed_sho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andefined-Sales</meta:initial-creator>
    <dc:creator>Brandefined-Sales</dc:creator>
    <meta:creation-date>2016-08-31T22:12:00Z</meta:creation-date>
    <dc:date>2016-09-09T17:06:00Z</dc:date>
    <meta:template xlink:href="Normal" xlink:type="simple"/>
    <meta:editing-cycles>19</meta:editing-cycles>
    <meta:editing-duration>PT2400S</meta:editing-duration>
    <meta:document-statistic meta:page-count="8" meta:paragraph-count="13" meta:word-count="1024" meta:character-count="6850" meta:row-count="48" meta:non-whitespace-character-count="5839"/>
  </office:meta>
</office:document-meta>
</file>